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9fd" officeooo:paragraph-rsid="000e99fd"/>
    </style:style>
    <style:style style:name="P2" style:family="paragraph" style:parent-style-name="Standard">
      <style:paragraph-properties fo:text-align="center" style:justify-single-word="false"/>
      <style:text-properties officeooo:rsid="000e99fd" officeooo:paragraph-rsid="000e99fd"/>
    </style:style>
    <style:style style:name="P3" style:family="paragraph" style:parent-style-name="Standard">
      <style:paragraph-properties fo:text-align="start" style:justify-single-word="false"/>
      <style:text-properties officeooo:rsid="000e99fd" officeooo:paragraph-rsid="000e99fd"/>
    </style:style>
    <style:style style:name="P4" style:family="paragraph" style:parent-style-name="Standard">
      <style:text-properties officeooo:rsid="000f1507" officeooo:paragraph-rsid="000f1507"/>
    </style:style>
    <style:style style:name="P5" style:family="paragraph" style:parent-style-name="Standard">
      <style:text-properties fo:font-weight="bold" officeooo:rsid="000f1507" officeooo:paragraph-rsid="000f1507" style:font-weight-asian="bold" style:font-weight-complex="bold"/>
    </style:style>
    <style:style style:name="P6" style:family="paragraph" style:parent-style-name="Standard">
      <style:text-properties fo:font-weight="bold" officeooo:rsid="001060d5" officeooo:paragraph-rsid="001060d5" style:font-weight-asian="bold" style:font-weight-complex="bold"/>
    </style:style>
    <style:style style:name="P7" style:family="paragraph" style:parent-style-name="Standard">
      <style:text-properties fo:font-weight="bold" officeooo:rsid="001142ad" officeooo:paragraph-rsid="001142ad" style:font-weight-asian="bold" style:font-weight-complex="bold"/>
    </style:style>
    <style:style style:name="P8" style:family="paragraph" style:parent-style-name="Standard">
      <style:text-properties fo:font-weight="bold" officeooo:rsid="001142ad" officeooo:paragraph-rsid="0011bc67" style:font-weight-asian="bold" style:font-weight-complex="bold"/>
    </style:style>
    <style:style style:name="P9" style:family="paragraph" style:parent-style-name="Standard">
      <style:text-properties fo:font-weight="bold" officeooo:rsid="0011bc67" officeooo:paragraph-rsid="0011bc67" style:font-weight-asian="bold" style:font-weight-complex="bold"/>
    </style:style>
    <style:style style:name="P10" style:family="paragraph" style:parent-style-name="Standard">
      <style:text-properties fo:font-weight="normal" officeooo:rsid="000f1507" officeooo:paragraph-rsid="000f1507" style:font-weight-asian="normal" style:font-weight-complex="normal"/>
    </style:style>
    <style:style style:name="P11" style:family="paragraph" style:parent-style-name="Standard">
      <style:text-properties fo:font-weight="normal" officeooo:rsid="001060d5" officeooo:paragraph-rsid="001060d5" style:font-weight-asian="normal" style:font-weight-complex="normal"/>
    </style:style>
    <style:style style:name="P12" style:family="paragraph" style:parent-style-name="Standard">
      <style:text-properties fo:font-weight="normal" officeooo:rsid="001142ad" officeooo:paragraph-rsid="001142ad" style:font-weight-asian="normal" style:font-weight-complex="normal"/>
    </style:style>
    <style:style style:name="P13" style:family="paragraph" style:parent-style-name="Standard">
      <style:text-properties fo:font-weight="normal" officeooo:rsid="0011bc67" officeooo:paragraph-rsid="0011bc67" style:font-weight-asian="normal" style:font-weight-complex="normal"/>
    </style:style>
    <style:style style:name="P14" style:family="paragraph" style:parent-style-name="Standard">
      <style:text-properties fo:font-weight="normal" officeooo:rsid="0013ac68" officeooo:paragraph-rsid="0013ac68" style:font-weight-asian="normal" style:font-weight-complex="normal"/>
    </style:style>
    <style:style style:name="P15" style:family="paragraph" style:parent-style-name="Standard">
      <style:text-properties fo:font-weight="normal" officeooo:rsid="0014f80a" officeooo:paragraph-rsid="0014f80a" style:font-weight-asian="normal" style:font-weight-complex="normal"/>
    </style:style>
    <style:style style:name="P16" style:family="paragraph" style:parent-style-name="Footnote">
      <style:paragraph-properties fo:margin-left="0in" fo:margin-right="0in" style:line-height-at-least="0.1098in" fo:text-indent="-0.1827in" style:auto-text-indent="false"/>
      <style:text-properties fo:font-size="6pt" style:font-size-asian="6pt" style:font-size-complex="6pt"/>
    </style:style>
    <style:style style:name="P17" style:family="paragraph" style:parent-style-name="Footnote">
      <style:paragraph-properties fo:margin-left="0in" fo:margin-right="0in" style:line-height-at-least="0.1098in" fo:text-indent="-0.1827in" style:auto-text-indent="false"/>
      <style:text-properties fo:font-size="6pt" officeooo:paragraph-rsid="0014f80a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60d5" style:font-weight-asian="normal" style:font-weight-complex="normal"/>
    </style:style>
    <style:style style:name="T4" style:family="text">
      <style:text-properties fo:font-weight="normal" officeooo:rsid="0011bc67" style:font-weight-asian="normal" style:font-weight-complex="normal"/>
    </style:style>
    <style:style style:name="T5" style:family="text">
      <style:text-properties fo:font-weight="normal" officeooo:rsid="0013ac68" style:font-weight-asian="normal" style:font-weight-complex="normal"/>
    </style:style>
    <style:style style:name="T6" style:family="text">
      <style:text-properties officeooo:rsid="0011bc67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3ac68" style:font-weight-asian="normal" style:font-weight-complex="normal"/>
    </style:style>
    <style:style style:name="T9" style:family="text">
      <style:text-properties fo:font-variant="normal" fo:text-transform="none" fo:color="#000000" style:font-name="Open Sans" fo:font-size="5.25pt" fo:letter-spacing="normal" fo:font-style="normal" fo:font-weight="normal"/>
    </style:style>
    <style:style style:name="T10" style:family="text">
      <style:text-properties fo:font-variant="normal" fo:text-transform="none" fo:color="#000000" style:font-name="Open Sans" fo:font-size="5.25pt" fo:letter-spacing="normal" fo:font-style="italic" fo:font-weight="normal"/>
    </style:style>
    <style:style style:name="T11" style:family="text">
      <style:text-properties fo:font-variant="normal" fo:text-transform="none" fo:color="#000000" style:font-name="Open Sans" fo:letter-spacing="normal" fo:font-style="normal" fo:font-weight="normal"/>
    </style:style>
    <style:style style:name="T12" style:family="text">
      <style:text-properties fo:font-variant="normal" fo:text-transform="none" fo:color="#000000" style:font-name="Open Sans" fo:letter-spacing="normal" fo:font-style="normal" fo:font-weight="normal" officeooo:rsid="0014f80a"/>
    </style:style>
    <style:style style:name="T13" style:family="text">
      <style:text-properties fo:font-variant="normal" fo:text-transform="none" fo:color="#000000" style:font-name="Open Sans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y Davey &amp; Kenneth Burgess</text:p>
      <text:p text:style-name="P1">CPS 222</text:p>
      <text:p text:style-name="P1">Prof. Bjork</text:p>
      <text:p text:style-name="P1">2/10/15</text:p>
      <text:p text:style-name="P1"/>
      <text:p text:style-name="P2">Testing</text:p>
      <text:p text:style-name="P2"/>
      <text:p text:style-name="P3"><text:span text:style-name="T1">Test 1</text:span>(given): Initial (1,1) (1,3) (2,2) (3,2) (4,1) (4, 3)</text:p>
      <text:p text:style-name="P3"><text:s/></text:p>
      <text:p text:style-name="P3">At Gen 10: (1,2) (1,3) (1, 4) (2, 2) (2,5) (3, 6) (4,2) (4,5) (5, 2) (5, 3) (5, 4)</text:p>
      <text:p text:style-name="P3"/>
      <text:p text:style-name="P3"><text:span text:style-name="T1">Test 2</text:span>(middle given): Initial (8, 24) (8, 26) (9, 25) (10, 25) (11, 24) (11, 26) </text:p>
      <text:p text:style-name="P4"/>
      <text:p text:style-name="P4">At Gen 10: 16 survivors at (5, 25) (6, 25) (7, 24) (7, 26) (8, 25) (9, 24) (9, 25) (9, 26) (10, 24) (10, 25) </text:p>
      <text:p text:style-name="P4">(10, 26) (11, 25) (12, 24) (12, 26) (13, 25) (14, 25)</text:p>
      <text:p text:style-name="P4"/>
      <text:p text:style-name="P5">Test 3<text:span text:style-name="T2">(toad oscillator</text:span><text:span text:style-name="T2"><text:note text:id="ftn0" text:note-class="footnote"><text:note-citation>1</text:note-citation><text:note-body><text:p text:style-name="P16"><text:span text:style-name="T12">Game of Life Patterns found at: </text:span><text:span text:style-name="T11">"Main Page." </text:span><text:span text:style-name="T13">LifeWiki</text:span><text:span text:style-name="T11">. N.p., n.d. Web. 10 Feb. 2015. &lt;http://www.conwaylife.com/wiki/Main_Page&gt;</text:span> </text:p></text:note-body></text:note></text:span><text:span text:style-name="T2">): Initial (4, 5) (4, 6) (4, 7) (5, 4) (5, 5) (5, 6)</text:span></text:p>
      <text:p text:style-name="P5"/>
      <text:p text:style-name="P10">Oscillates to: (3, 6) (4, 4) (4, 7) (5, 4) (5, 7) (6, 5)</text:p>
      <text:p text:style-name="P5"/>
      <text:p text:style-name="P5">Test 4<text:span text:style-name="T2">(Glider</text:span><text:span text:style-name="T2"><text:note text:id="ftn1" text:note-class="footnote"><text:note-citation>2</text:note-citation><text:note-body><text:p text:style-name="P17"><text:span text:style-name="T11"> </text:span><text:span text:style-name="T13">LifeWiki</text:span></text:p></text:note-body></text:note></text:span><text:span text:style-name="T2">): </text:span><text:span text:style-name="T3">Initial (3, 4) (4, 5) (5, 5) (5, 4) (5, 3)</text:span></text:p>
      <text:p text:style-name="P5"/>
      <text:p text:style-name="P11">At Gen 10: Glides correctly to (6, 7) (7, 5) (7, 7) (8, 6) (8, 7) </text:p>
      <text:p text:style-name="P6"/>
      <text:p text:style-name="P6">Test 5<text:span text:style-name="T4">(LWSS</text:span><text:span text:style-name="T4"><text:note text:id="ftn2" text:note-class="footnote"><text:note-citation>3</text:note-citation><text:note-body><text:p text:style-name="P17"><text:span text:style-name="T11"> </text:span><text:span text:style-name="T13">LifeWiki</text:span></text:p></text:note-body></text:note></text:span><text:span text:style-name="T4">)</text:span><text:span text:style-name="T2">: <text:s/>6 15 7 14 8 14 9 14 9 15 9 16 9 17 8 18 6 18 </text:span></text:p>
      <text:p text:style-name="P6"/>
      <text:p text:style-name="P12">At Gen 10: Spaceships correctly to (7, 8) (7 ,9) (7, 10) (7, 11) (8, 8) (8, 12) (9, 8) (10, 9) (10, 12)</text:p>
      <text:p text:style-name="P7"/>
      <text:p text:style-name="P8">Test 6<text:span text:style-name="T4">(moon</text:span><text:span text:style-name="T4"><text:note text:id="ftn3" text:note-class="footnote"><text:note-citation>4</text:note-citation><text:note-body><text:p text:style-name="P17"><text:span text:style-name="T11"> </text:span><text:span text:style-name="T13">LifeWiki</text:span></text:p></text:note-body></text:note></text:span><text:span text:style-name="T4">)</text:span>: <text:span text:style-name="T6"><text:s/></text:span><text:span text:style-name="T4">(6, 5) (7, 4) (8, 4) (9, 5) </text:span></text:p>
      <text:p text:style-name="P8"/>
      <text:p text:style-name="P13">Glides to a still life at Gen 2: (7, 4) (7, 5) (8,4) (8, 5)</text:p>
      <text:p text:style-name="P9"/>
      <text:p text:style-name="P9">Test <text:span text:style-name="T7">7</text:span><text:span text:style-name="T8">(bent keys</text:span><text:span text:style-name="T8"><text:note text:id="ftn4" text:note-class="footnote"><text:note-citation>5</text:note-citation><text:note-body><text:p text:style-name="P17"><text:span text:style-name="T11"> </text:span><text:span text:style-name="T13">LifeWiki</text:span></text:p></text:note-body></text:note></text:span><text:span text:style-name="T8">): (</text:span><text:span text:style-name="T7">10, </text:span><text:span text:style-name="T2">15</text:span><text:span text:style-name="T5">)</text:span><text:span text:style-name="T2"> </text:span><text:span text:style-name="T5">(</text:span><text:span text:style-name="T2">11, 14</text:span><text:span text:style-name="T5">)</text:span><text:span text:style-name="T2"> </text:span><text:span text:style-name="T5">(</text:span><text:span text:style-name="T2">11, 16</text:span><text:span text:style-name="T5">)</text:span><text:span text:style-name="T2"> </text:span><text:span text:style-name="T5">(</text:span><text:span text:style-name="T2">12, 15</text:span><text:span text:style-name="T5">)</text:span><text:span text:style-name="T2"> </text:span><text:span text:style-name="T5">(</text:span><text:span text:style-name="T2">12, 17</text:span><text:span text:style-name="T5">)</text:span><text:span text:style-name="T2"> </text:span><text:span text:style-name="T5">(</text:span><text:span text:style-name="T2">12, 18</text:span><text:span text:style-name="T5">)</text:span><text:span text:style-name="T2"> </text:span><text:span text:style-name="T5">(</text:span><text:span text:style-name="T2">13, 18</text:span><text:span text:style-name="T5">)</text:span><text:span text:style-name="T2"> </text:span><text:span text:style-name="T5">(</text:span><text:span text:style-name="T2">14, 18</text:span><text:span text:style-name="T5">)</text:span><text:span text:style-name="T2"> </text:span><text:span text:style-name="T5">(</text:span><text:span text:style-name="T2">14, 21</text:span><text:span text:style-name="T5">)</text:span><text:span text:style-name="T2"> </text:span><text:span text:style-name="T5">(</text:span><text:span text:style-name="T2">13, 21</text:span><text:span text:style-name="T5">)</text:span><text:span text:style-name="T2"> <text:s text:c="3"/></text:span><text:span text:style-name="T5">(</text:span><text:span text:style-name="T2">12, 21</text:span><text:span text:style-name="T5">)</text:span><text:span text:style-name="T2"> </text:span><text:span text:style-name="T5">(</text:span><text:span text:style-name="T2">12, 22</text:span><text:span text:style-name="T5">)</text:span><text:span text:style-name="T2"> </text:span><text:span text:style-name="T5">(</text:span><text:span text:style-name="T2">12, 24</text:span><text:span text:style-name="T5">)</text:span><text:span text:style-name="T2"> </text:span><text:span text:style-name="T5">(</text:span><text:span text:style-name="T2">11, 23</text:span><text:span text:style-name="T5">)</text:span><text:span text:style-name="T2"> </text:span><text:span text:style-name="T5">(</text:span><text:span text:style-name="T2">11, 25</text:span><text:span text:style-name="T5">)</text:span><text:span text:style-name="T2"> </text:span><text:span text:style-name="T5">(</text:span><text:span text:style-name="T2">10, 24</text:span><text:span text:style-name="T5">)</text:span><text:span text:style-name="T2"> <text:s text:c="3"/></text:span></text:p>
      <text:p text:style-name="P9"/>
      <text:p text:style-name="P14">Oscillates 3 times correctly.</text:p>
      <text:p text:style-name="P14"/>
      <text:p text:style-name="P14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6:55:06.092731704</meta:creation-date>
    <dc:date>2015-02-10T18:46:02.121000000</dc:date>
    <meta:editing-duration>PT37M46S</meta:editing-duration>
    <meta:editing-cycles>3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26" meta:word-count="282" meta:character-count="1331" meta:non-whitespace-character-count="1054"/>
  </office:meta>
</office:document-meta>
</file>